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onotype Corsiva" svg:font-family="Monotype Corsiva" style:font-family-generic="script" style:font-pitch="variable" svg:panose-1="3 1 1 1 1 2 1 1 1 1"/>
    <style:font-face style:name="Bookman Old Style" svg:font-family="Bookman Old Style" style:font-family-generic="roman" style:font-pitch="variable" svg:panose-1="2 5 6 4 5 5 5 2 2 4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OpenSymbol" svg:font-family="OpenSymbol" style:font-family-generic="system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${teste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onotype Corsiva" svg:font-family="Monotype Corsiva" style:font-family-generic="script" style:font-pitch="variable" svg:panose-1="3 1 1 1 1 2 1 1 1 1"/>
    <style:font-face style:name="Bookman Old Style" svg:font-family="Bookman Old Style" style:font-family-generic="roman" style:font-pitch="variable" svg:panose-1="2 5 6 4 5 5 5 2 2 4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OpenSymbol" svg:font-family="OpenSymbol" style:font-family-generic="system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line-height="150%" fo:margin-left="0.9833in">
        <style:tab-stops>
          <style:tab-stop style:type="left" style:position="-0.9833in"/>
        </style:tab-stops>
      </style:paragraph-properties>
      <style:text-properties style:font-name="Arial" style:font-name-complex="Arial" fo:font-size="12pt" style:font-size-asian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center"/>
      <style:text-properties fo:font-size="12pt" style:font-size-asian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>
        <style:tab-stops>
          <style:tab-stop style:type="left" style:position="0in"/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fo:font-weight="bold" style:font-weight-asian="bold" fo:color="#000000" fo:font-size="12pt" style:font-size-asian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color="#000000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line-height="150%">
        <style:tab-stops>
          <style:tab-stop style:type="left" style:position="0in"/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fo:font-weight="bold" style:font-weight-asian="bold" fo:color="#000000" fo:font-size="12pt" style:font-size-asian="12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>
        <style:tab-stops>
          <style:tab-stop style:type="left" style:position="0in"/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style:font-name="Monotype Corsiva" style:font-name-complex="Arial" fo:font-weight="bold" style:font-weight-asian="bold" fo:color="#000000" fo:font-size="16pt" style:font-size-asian="16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margin-left="0.7875in">
        <style:tab-stops>
          <style:tab-stop style:type="left" style:position="-0.7875in"/>
        </style:tab-stops>
      </style:paragraph-properties>
      <style:text-properties style:font-name="Bookman Old Style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nteparág.padrão4" style:display-name="Fonte parág. padrão4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2z0" style:display-name="WW8Num2z0" style:family="text">
      <style:text-properties style:font-name="Symbol" style:font-name-complex="StarSymbol" fo:font-size="9pt" style:font-size-asian="9pt" style:font-size-complex="9pt"/>
    </style:style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Fonteparág.padrão" style:display-name="WW-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>
      <style:text-properties fo:font-style="italic" style:font-style-asian="italic" style:font-style-complex="italic"/>
    </style:style>
    <style:style style:name="Forte" style:display-name="Forte" style:family="text">
      <style:text-properties fo:font-weight="bold" style:font-weight-asian="bold" style:font-weight-complex="bold"/>
    </style:style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Fonteparág.padrão3" style:display-name="Fonte parág. padrão3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Fonteparág.padrão2" style:display-name="Fonte parág. padrão2" style:family="text"/>
    <style:style style:name="Fonteparág.padrão1" style:display-name="Fonte parág. padrão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txt2" style:display-name="txt2" style:family="text" style:parent-style-name="WW-Fonteparág.padrão"/>
    <style:style style:name="Marcadores" style:display-name="Marcadore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Símbolosdenumeração" style:display-name="Símbolos de numeração" style:family="text"/>
    <style:style style:name="Marcas" style:display-name="Marca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text-align="justify" fo:line-height="150%"/>
      <style:text-properties style:font-name="Arial" style:font-name-complex="Arial" fo:font-size="12pt" style:font-size-asian="12pt" fo:hyphenate="false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Corpodetexto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Corpodetexto">
      <style:text-properties style:font-name-complex="Tahoma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fo:hyphenate="false"/>
    </style:style>
    <style:style style:name="Legenda3" style:display-name="Legenda3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Recuodecorpodetexto" style:display-name="Recuo de corpo de texto" style:family="paragraph" style:parent-style-name="Normal">
      <style:paragraph-properties fo:text-align="justify" fo:line-height="150%" fo:margin-left="0.5909in" fo:text-indent="0.3937in">
        <style:tab-stops/>
      </style:paragraph-properties>
      <style:text-properties style:font-name="Bookman Old Style" style:font-name-complex="Arial" fo:font-weight="bold" style:font-weight-asian="bold" fo:color="#000000" fo:font-size="12pt" style:font-size-asian="12pt" fo:hyphenate="false"/>
    </style:style>
    <style:style style:name="WW-Cabeçalho" style:display-name="WW-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údodatabela" style:display-name="Conteúdo da tabela" style:family="paragraph" style:parent-style-name="Normal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Conteúdodoquadro" style:display-name="Conteúdo do quadro" style:family="paragraph" style:parent-style-name="Corpodetexto">
      <style:text-properties fo:hyphenate="false"/>
    </style:style>
    <style:style style:name="Legenda2" style:display-name="Legenda2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Legenda1" style:display-name="Legenda1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Corpodetexto22" style:display-name="Corpo de texto 22" style:family="paragraph" style:parent-style-name="Normal">
      <style:paragraph-properties fo:text-align="justify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 fo:font-size="12pt" style:font-size-asian="12pt" fo:hyphenate="false"/>
    </style:style>
    <style:style style:name="Corpodetexto21" style:display-name="Corpo de texto 21" style:family="paragraph" style:parent-style-name="Normal">
      <style:paragraph-properties fo:text-align="justify"/>
      <style:text-properties style:font-name="Arial" style:font-name-complex="Arial" fo:font-size="11pt" style:font-size-asian="11pt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Recuodecorpodetexto22" style:display-name="Recuo de corpo de texto 22" style:family="paragraph" style:parent-style-name="Normal">
      <style:paragraph-properties fo:text-indent="0.4166in">
        <style:tab-stops>
          <style:tab-stop style:type="left" style:position="1.9034in"/>
          <style:tab-stop style:type="left" style:position="1.9666in"/>
          <style:tab-stop style:type="left" style:position="3.8708in"/>
        </style:tab-stops>
      </style:paragraph-properties>
      <style:text-properties fo:font-size="13pt" style:font-size-asian="13pt" style:font-size-complex="13pt" fo:hyphenate="false"/>
    </style:style>
    <style:style style:name="NormalWeb" style:display-name="Normal (Web)" style:family="paragraph" style:parent-style-name="Normal">
      <style:paragraph-properties fo:text-align="justify" fo:margin-top="0.0694in"/>
      <style:text-properties fo:font-size="12pt" style:font-size-asian="12pt" style:font-size-complex="12pt" fo:hyphenate="false"/>
    </style:style>
    <style:style style:name="western" style:display-name="western" style:family="paragraph" style:parent-style-name="Normal">
      <style:paragraph-properties fo:text-align="justify" fo:margin-top="0.0694in"/>
      <style:text-properties style:font-name="Arial" style:font-name-complex="Arial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215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97in"/>
      </style:header-style>
      <style:footer-style>
        <style:header-footer-properties style:dynamic-spacing="true" fo:min-height="0.2951in"/>
      </style:footer-style>
    </style:page-layout>
    <style:style style:name="T2" style:parent-style-name="Fonteparág.padrão" style:family="text">
      <style:text-properties fo:language="en" fo:country="US" style:language-asian="en" style:country-asian="US"/>
    </style:style>
    <style:style style:name="T3" style:parent-style-name="Fonteparág.padrão" style:family="text">
      <style:text-properties fo:language="en" fo:country="US" style:language-asian="en" style:country-asian="US"/>
    </style:style>
    <style:style style:name="P4" style:parent-style-name="Normal" style:family="paragraph">
      <style:paragraph-properties fo:line-height="130%"/>
      <style:text-properties style:font-name="Arial" style:font-name-complex="Arial" fo:color="#595959" fo:font-size="9pt" style:font-size-asian="9pt" style:font-size-complex="9pt"/>
    </style:style>
    <style:style style:name="P5" style:parent-style-name="Normal" style:family="paragraph">
      <style:paragraph-properties fo:line-height="130%"/>
      <style:text-properties style:font-name="Arial" style:font-name-complex="Arial" fo:color="#595959" fo:font-size="9pt" style:font-size-asian="9pt" style:font-size-complex="9pt"/>
    </style:style>
    <style:style style:name="T6" style:parent-style-name="Fonteparág.padrão" style:family="text">
      <style:text-properties fo:language="en" fo:country="US" style:language-asian="en" style:country-asian="US"/>
    </style:style>
    <style:style style:name="T7" style:parent-style-name="Fonteparág.padrão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WW-Cabeçalho"><text:span text:style-name="T2"><draw:frame draw:z-index="251659264" draw:style-name="a0" draw:name="Imagem 13" text:anchor-type="paragraph" svg:x="0in" svg:y="-0.01458in" svg:width="1.1875in" svg:height="0.95833in" style:rel-width="scale" style:rel-height="scale"><draw:image xlink:href="media/image1.png" xlink:type="simple" xlink:show="embed" xlink:actuate="onLoad"/><svg:title/><svg:desc>brasao</svg:desc></draw:frame></text:span></text:p>
      </style:header>
      <style:footer>
        <text:p text:style-name="Rodapé"><text:span text:style-name="T3"><draw:frame draw:z-index="251661312" draw:id="id0" draw:style-name="a1" draw:name="Caixa de Texto 2" text:anchor-type="paragraph" svg:x="-0.51667in" svg:y="-0.27917in" svg:width="2.13264in" svg:height="0.63056in" style:rel-width="scale" style:rel-height="scale"><draw:text-box><text:p text:style-name="P4">Rua Sobradinho, 100 – Flores<text:line-break/>Tel: (92) 3878-4000</text:p><text:p text:style-name="P5">Manaus-AM – CEP: 69058-793<text:s/></text:p></draw:text-box><svg:title/><svg:desc/></draw:frame></text:span><text:span text:style-name="T6"><draw:frame draw:z-index="251663360" draw:style-name="a2" draw:name="Imagem 12" text:anchor-type="paragraph" svg:x="2.35556in" svg:y="-0.40486in" svg:width="4.05208in" svg:height="0.68819in" style:rel-width="scale" style:rel-height="scale"><draw:image xlink:href="media/image2.png" xlink:type="simple" xlink:show="embed" xlink:actuate="onLoad"/><svg:title/><svg:desc>FAPEAM SEC</svg:desc></draw:frame></text:span><text:span text:style-name="T7"><draw:frame draw:z-index="251662336" draw:style-name="a3" draw:name="Imagem 11" text:anchor-type="paragraph" svg:x="0in" svg:y="-0.85208in" svg:width="7.47292in" svg:height="0.20417in" style:rel-width="scale" style:rel-height="scale"><draw:image xlink:href="media/image3.png" xlink:type="simple" xlink:show="embed" xlink:actuate="onLoad"/><svg:title/><svg:desc>Untitled-2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 Nº     /  DECON/DITEC</dc:title>
    <meta:initial-creator>Suellen Fonseca</meta:initial-creator>
    <dc:creator>Wesley Lima</dc:creator>
    <meta:creation-date>2016-09-09T16:31:00Z</meta:creation-date>
    <dc:date>2016-09-09T16:37:00Z</dc:date>
    <meta:print-date>2014-03-27T14:00:00Z</meta:print-date>
    <meta:template xlink:href="Normal" xlink:type="simple"/>
    <meta:editing-cycles>4</meta:editing-cycles>
    <meta:editing-duration>PT120S</meta:editing-duration>
    <meta:document-statistic meta:page-count="1" meta:paragraph-count="1" meta:word-count="2" meta:character-count="17" meta:row-count="1" meta:non-whitespace-character-count="16"/>
  </office:meta>
</office:document-meta>
</file>